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3.0693in"/>
    </style:style>
    <style:style style:name="co3" style:family="table-column">
      <style:table-column-properties fo:break-before="auto" style:column-width="0.2071in"/>
    </style:style>
    <style:style style:name="co4" style:family="table-column">
      <style:table-column-properties fo:break-before="auto" style:column-width="3.4984in"/>
    </style:style>
    <style:style style:name="co5" style:family="table-column">
      <style:table-column-properties fo:break-before="auto" style:column-width="1.15in"/>
    </style:style>
    <style:style style:name="co6" style:family="table-column">
      <style:table-column-properties fo:break-before="auto" style:column-width="3.4228in"/>
    </style:style>
    <style:style style:name="co7" style:family="table-column">
      <style:table-column-properties fo:break-before="auto" style:column-width="0.1638in"/>
    </style:style>
    <style:style style:name="co8" style:family="table-column">
      <style:table-column-properties fo:break-before="auto" style:column-width="0.1744in"/>
    </style:style>
    <style:style style:name="co9" style:family="table-column">
      <style:table-column-properties fo:break-before="auto" style:column-width="1.03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This list contains many VR titles which are *not* whitelisted or native (so you will not get support from Valve or the game developers) but were confirmed to work well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is was created because ProtonDB does not have a way to filter for only "VR Supported" or "VR Only" games.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weaks may be required, and updates may change how well it works with Proton, so be sure to read the latest reviews on ProtonDB.</text:p>
          </table:table-cell>
          <table:table-cell table:number-columns-repeated="4"/>
          <table:table-cell>
            <office:annotation office:display="true" draw:style-name="gr1" draw:text-style-name="P2" svg:width="1.1413in" svg:height="0.7083in" svg:x="11.8764in" svg:y="0.711in" draw:caption-point-x="-0.2402in" draw:caption-point-y="0.0039in">
              <dc:date>2022-05-15T00:00:00</dc:date>
              <text:p text:style-name="P1"><text:span text:style-name="T1">Save CSV with field and string delimiters blank</text:span></text:p>
            </office:annotation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 Fisherman's Ta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93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93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an's Call: Act 1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1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1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ccounting+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27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27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irca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33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33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ny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57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57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pex Constru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40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40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rizona Sunsh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421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421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44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442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<text:s/>- [Try alt launcher](https://gitlab.com/vr-on-linux/VR-on-Linux/-/issues/16)</text:p>
          </table:table-cell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ssetto Corsa Competizio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055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055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ATC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2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2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lade &amp; Sorcer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297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297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nework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23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23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rderlands 2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1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1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OX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419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419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Budget Cut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09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09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MPOU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5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5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osmic Tr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7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7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risis VRigad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39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39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USTOM ORDER MAID 3D2 It's a Night Magic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7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758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cyube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95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95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anger Roo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2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2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33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336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own the Rabbit Hol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215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215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Duck Seas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35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35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even Table Tenni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83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83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Elite Dangerou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9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93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allout 4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80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80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nal Approach: Pilot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14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14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ive Nights at Freddy's: Help Wan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2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2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loor Plan: Hands-On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Fruit Ninja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67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67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al*Gun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8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8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G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7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786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ellblade: Senua's Sacrifice VR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7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73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me - A VR Spacewalk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Hot Dogs, Horseshoes &amp; Hand Grenad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05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05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 Expect You To D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4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4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In Deat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054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054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et Islan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7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7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ob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482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482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Just In Time Incorporated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20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20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nage Chronicl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KartKraf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063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063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azerbai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9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9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Lunar Fl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086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086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ini Motor Racing 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3039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3039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464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464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MSI Electric City: Core Assaul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1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No Man's Sk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758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758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hShap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9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981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peration Warcade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1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OrbusVR: Rebor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469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469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PER FIRE ROOKI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987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987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vlov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55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551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ayday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186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1862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hasmophobi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39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39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istol Whi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0798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0798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olyDo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83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83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ject CARS 2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78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788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ROZE: Prologu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25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Psychonauts in the Rhombus of Rui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8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8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acket: Nx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0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0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666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666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edout: Enhanced Edition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77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771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ick and Morty: Virtual Rick-ality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961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961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RPG Merchan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892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892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opwith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986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986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Engin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4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465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ace Pirate Train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186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186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print Vec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906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906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tar Trek: Bridge Crew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27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27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bnautica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www.epicgames.com/store/en-US/p/subnautica</text:p>
          </table:table-cell>
          <table:table-cell office:value-type="string" calcext:value-type="string">
            <text:p>) - [Instructions](</text:p>
          </table:table-cell>
          <table:table-cell office:value-type="string" calcext:value-type="string">
            <text:p>https://gitlab.com/vr-on-linux/VR-on-Linux/-/issues/18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UPERHOT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7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7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Synth Rid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850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850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abletop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2861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2861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Art of Fight | 4vs4 Fast-Paced FP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12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12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Elder Scrolls V: Skyrim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116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116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Invisible Hou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825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8256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anger: Lost Trib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730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730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Room VR: A Dark Matt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043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043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Solus Projec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136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1363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Thrill of the Fight - VR Box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941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941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 Walking Dead: Saints &amp; Sinner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168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168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eBlu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515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515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hump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564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564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ilt Brush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71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71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O THE TOP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092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092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anspos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3595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3595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Trickster VR: Co-op Dungeon Crawle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122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122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Until You Fall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582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582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cation Simulato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72683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72683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anishing Realm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3227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3227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Dungeon Knigh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6686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6686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INTERACTIVE TRAILER: Rune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97098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97098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Paradise (sexual content)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9689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9689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Regatta - The Sailing Game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6824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6824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 The Diner Duo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5301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5301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RChat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381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3810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VTOL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6679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6679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estworld Awakening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113332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113332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Windlands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42837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42837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+ [</text:p>
          </table:table-cell>
          <table:table-cell office:value-type="string" calcext:value-type="string">
            <text:p>Zero Caliber VR</text:p>
          </table:table-cell>
          <table:table-cell office:value-type="string" calcext:value-type="string">
            <text:p>](</text:p>
          </table:table-cell>
          <table:table-cell office:value-type="string" calcext:value-type="string">
            <text:p>https://store.steampowered.com/app/877200</text:p>
          </table:table-cell>
          <table:table-cell office:value-type="string" calcext:value-type="string">
            <text:p>) - [ProtonDB](</text:p>
          </table:table-cell>
          <table:table-cell office:value-type="string" calcext:value-type="string">
            <text:p>https://www.protondb.com/app/877200</text:p>
          </table:table-cell>
          <table:table-cell office:value-type="string" calcext:value-type="string">
            <text:p>)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*VR Supported title, not VR Only. Most reviews likely do not reflect VR performance.</text:p>
          </table:table-cell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5">00/00/0000</text:date>, <text:time style:data-style-name="N2" text:time-value="16:47:06.9445465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06.104435718</meta:creation-date>
    <dc:date>2022-05-15T16:47:33.438849486</dc:date>
    <meta:editing-duration>PT1H20M3S</meta:editing-duration>
    <meta:editing-cycles>18</meta:editing-cycles>
    <meta:generator>LibreOffice/7.3.3.2$Linux_X86_64 LibreOffice_project/30$Build-2</meta:generator>
    <meta:document-statistic meta:table-count="1" meta:cell-count="752" meta:object-count="0"/>
  </office:meta>
</office:document-meta>
</file>